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8.3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5_replay____test_best_scores_other_metric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formula="of:=[.A1]" office:value-type="string" office:string-value="model" calcext:value-type="string">
            <text:p>model</text:p>
          </table:table-cell>
        </table:table-row>
        <table:table-row table:style-name="ro1">
          <table:table-cell office:value-type="string" calcext:value-type="string">
            <text:p>give_model_00</text:p>
          </table:table-cell>
          <table:table-cell office:value-type="float" office:value="0.655367231638418" calcext:value-type="float">
            <text:p>0.655367231638418</text:p>
          </table:table-cell>
          <table:table-cell office:value-type="float" office:value="0.633620689655172" calcext:value-type="float">
            <text:p>0.633620689655172</text:p>
          </table:table-cell>
          <table:table-cell office:value-type="float" office:value="0.685314685314685" calcext:value-type="float">
            <text:p>0.685314685314685</text:p>
          </table:table-cell>
          <table:table-cell office:value-type="float" office:value="0.658454647256439" calcext:value-type="float">
            <text:p>0.658454647256439</text:p>
          </table:table-cell>
          <table:table-cell table:formula="of:=[.A2]" office:value-type="string" office:string-value="give_model_00" calcext:value-type="string">
            <text:p>give_model_00</text:p>
          </table:table-cell>
        </table:table-row>
        <table:table-row table:style-name="ro1">
          <table:table-cell office:value-type="string" calcext:value-type="string">
            <text:p>give_model_10</text:p>
          </table:table-cell>
          <table:table-cell office:value-type="float" office:value="0.672316384180791" calcext:value-type="float">
            <text:p>0.672316384180791</text:p>
          </table:table-cell>
          <table:table-cell office:value-type="float" office:value="0.64755838641189" calcext:value-type="float">
            <text:p>0.64755838641189</text:p>
          </table:table-cell>
          <table:table-cell office:value-type="float" office:value="0.710955710955711" calcext:value-type="float">
            <text:p>0.710955710955711</text:p>
          </table:table-cell>
          <table:table-cell office:value-type="float" office:value="0.677777777777778" calcext:value-type="float">
            <text:p>0.677777777777778</text:p>
          </table:table-cell>
          <table:table-cell table:formula="of:=[.A3]" office:value-type="string" office:string-value="give_model_10" calcext:value-type="string">
            <text:p>give_model_10</text:p>
          </table:table-cell>
        </table:table-row>
        <table:table-row table:style-name="ro1">
          <table:table-cell office:value-type="string" calcext:value-type="string">
            <text:p>give_model_20</text:p>
          </table:table-cell>
          <table:table-cell office:value-type="float" office:value="0.680225988700565" calcext:value-type="float">
            <text:p>0.680225988700565</text:p>
          </table:table-cell>
          <table:table-cell office:value-type="float" office:value="0.679802955665025" calcext:value-type="float">
            <text:p>0.679802955665025</text:p>
          </table:table-cell>
          <table:table-cell office:value-type="float" office:value="0.643356643356643" calcext:value-type="float">
            <text:p>0.643356643356643</text:p>
          </table:table-cell>
          <table:table-cell office:value-type="float" office:value="0.661077844311377" calcext:value-type="float">
            <text:p>0.661077844311377</text:p>
          </table:table-cell>
          <table:table-cell table:formula="of:=[.A4]" office:value-type="string" office:string-value="give_model_20" calcext:value-type="string">
            <text:p>give_model_20</text:p>
          </table:table-cell>
        </table:table-row>
        <table:table-row table:style-name="ro1">
          <table:table-cell office:value-type="string" calcext:value-type="string">
            <text:p>give_model_30</text:p>
          </table:table-cell>
          <table:table-cell office:value-type="float" office:value="0.661016949152542" calcext:value-type="float">
            <text:p>0.661016949152542</text:p>
          </table:table-cell>
          <table:table-cell office:value-type="float" office:value="0.653937947494033" calcext:value-type="float">
            <text:p>0.653937947494033</text:p>
          </table:table-cell>
          <table:table-cell office:value-type="float" office:value="0.638694638694639" calcext:value-type="float">
            <text:p>0.638694638694639</text:p>
          </table:table-cell>
          <table:table-cell office:value-type="float" office:value="0.64622641509434" calcext:value-type="float">
            <text:p>0.64622641509434</text:p>
          </table:table-cell>
          <table:table-cell table:formula="of:=[.A5]" office:value-type="string" office:string-value="give_model_30" calcext:value-type="string">
            <text:p>give_model_30</text:p>
          </table:table-cell>
        </table:table-row>
        <table:table-row table:style-name="ro1">
          <table:table-cell office:value-type="string" calcext:value-type="string">
            <text:p>give_model_40</text:p>
          </table:table-cell>
          <table:table-cell office:value-type="float" office:value="0.672316384180791" calcext:value-type="float">
            <text:p>0.672316384180791</text:p>
          </table:table-cell>
          <table:table-cell office:value-type="float" office:value="0.663529411764706" calcext:value-type="float">
            <text:p>0.663529411764706</text:p>
          </table:table-cell>
          <table:table-cell office:value-type="float" office:value="0.657342657342657" calcext:value-type="float">
            <text:p>0.657342657342657</text:p>
          </table:table-cell>
          <table:table-cell office:value-type="float" office:value="0.660421545667447" calcext:value-type="float">
            <text:p>0.660421545667447</text:p>
          </table:table-cell>
          <table:table-cell table:formula="of:=[.A6]" office:value-type="string" office:string-value="give_model_40" calcext:value-type="string">
            <text:p>give_model_40</text:p>
          </table:table-cell>
        </table:table-row>
        <table:table-row table:style-name="ro1">
          <table:table-cell office:value-type="string" calcext:value-type="string">
            <text:p>give_model_41</text:p>
          </table:table-cell>
          <table:table-cell office:value-type="float" office:value="0.658757062146893" calcext:value-type="float">
            <text:p>0.658757062146893</text:p>
          </table:table-cell>
          <table:table-cell office:value-type="float" office:value="0.659949622166247" calcext:value-type="float">
            <text:p>0.659949622166247</text:p>
          </table:table-cell>
          <table:table-cell office:value-type="float" office:value="0.610722610722611" calcext:value-type="float">
            <text:p>0.610722610722611</text:p>
          </table:table-cell>
          <table:table-cell office:value-type="float" office:value="0.634382566585956" calcext:value-type="float">
            <text:p>0.634382566585956</text:p>
          </table:table-cell>
          <table:table-cell table:formula="of:=[.A7]" office:value-type="string" office:string-value="give_model_41" calcext:value-type="string">
            <text:p>give_model_41</text:p>
          </table:table-cell>
        </table:table-row>
        <table:table-row table:style-name="ro1">
          <table:table-cell office:value-type="string" calcext:value-type="string">
            <text:p>give_model_50</text:p>
          </table:table-cell>
          <table:table-cell office:value-type="float" office:value="0.682485875706215" calcext:value-type="float">
            <text:p>0.682485875706215</text:p>
          </table:table-cell>
          <table:table-cell table:style-name="ce1" office:value-type="float" office:value="0.68974358974359" calcext:value-type="float">
            <text:p>0.68974358974359</text:p>
          </table:table-cell>
          <table:table-cell office:value-type="float" office:value="0.627039627039627" calcext:value-type="float">
            <text:p>0.627039627039627</text:p>
          </table:table-cell>
          <table:table-cell office:value-type="float" office:value="0.656898656898657" calcext:value-type="float">
            <text:p>0.656898656898657</text:p>
          </table:table-cell>
          <table:table-cell table:formula="of:=[.A8]" office:value-type="string" office:string-value="give_model_50" calcext:value-type="string">
            <text:p>give_model_50</text:p>
          </table:table-cell>
        </table:table-row>
        <table:table-row table:style-name="ro1">
          <table:table-cell office:value-type="string" calcext:value-type="string">
            <text:p>give_model_50000</text:p>
          </table:table-cell>
          <table:table-cell office:value-type="float" office:value="0.687005649717514" calcext:value-type="float">
            <text:p>0.687005649717514</text:p>
          </table:table-cell>
          <table:table-cell office:value-type="float" office:value="0.668141592920354" calcext:value-type="float">
            <text:p>0.668141592920354</text:p>
          </table:table-cell>
          <table:table-cell office:value-type="float" office:value="0.703962703962704" calcext:value-type="float">
            <text:p>0.703962703962704</text:p>
          </table:table-cell>
          <table:table-cell office:value-type="float" office:value="0.685584562996595" calcext:value-type="float">
            <text:p>0.685584562996595</text:p>
          </table:table-cell>
          <table:table-cell table:formula="of:=[.A9]" office:value-type="string" office:string-value="give_model_50000" calcext:value-type="string">
            <text:p>give_model_50000</text:p>
          </table:table-cell>
        </table:table-row>
        <table:table-row table:style-name="ro1">
          <table:table-cell office:value-type="string" calcext:value-type="string">
            <text:p>give_model_50001</text:p>
          </table:table-cell>
          <table:table-cell office:value-type="float" office:value="0.658757062146893" calcext:value-type="float">
            <text:p>0.658757062146893</text:p>
          </table:table-cell>
          <table:table-cell office:value-type="float" office:value="0.630390143737166" calcext:value-type="float">
            <text:p>0.630390143737166</text:p>
          </table:table-cell>
          <table:table-cell office:value-type="float" office:value="0.715617715617716" calcext:value-type="float">
            <text:p>0.715617715617716</text:p>
          </table:table-cell>
          <table:table-cell office:value-type="float" office:value="0.670305676855895" calcext:value-type="float">
            <text:p>0.670305676855895</text:p>
          </table:table-cell>
          <table:table-cell table:formula="of:=[.A10]" office:value-type="string" office:string-value="give_model_50001" calcext:value-type="string">
            <text:p>give_model_50001</text:p>
          </table:table-cell>
        </table:table-row>
        <table:table-row table:style-name="ro1">
          <table:table-cell office:value-type="string" calcext:value-type="string">
            <text:p>give_model_60</text:p>
          </table:table-cell>
          <table:table-cell table:style-name="ce1" office:value-type="float" office:value="0.692655367231638" calcext:value-type="float">
            <text:p>0.692655367231638</text:p>
          </table:table-cell>
          <table:table-cell office:value-type="float" office:value="0.666666666666667" calcext:value-type="float">
            <text:p>0.666666666666667</text:p>
          </table:table-cell>
          <table:table-cell table:style-name="ce1" office:value-type="float" office:value="0.731934731934732" calcext:value-type="float">
            <text:p>0.731934731934732</text:p>
          </table:table-cell>
          <table:table-cell table:style-name="ce1" office:value-type="float" office:value="0.697777777777778" calcext:value-type="float">
            <text:p>0.697777777777778</text:p>
          </table:table-cell>
          <table:table-cell table:formula="of:=[.A11]" office:value-type="string" office:string-value="give_model_60" calcext:value-type="string">
            <text:p>give_model_60</text:p>
          </table:table-cell>
        </table:table-row>
        <table:table-row table:style-name="ro1">
          <table:table-cell office:value-type="string" calcext:value-type="string">
            <text:p>give_model_6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39583333333333" calcext:value-type="float">
            <text:p>0.639583333333333</text:p>
          </table:table-cell>
          <table:table-cell office:value-type="float" office:value="0.715617715617716" calcext:value-type="float">
            <text:p>0.715617715617716</text:p>
          </table:table-cell>
          <table:table-cell office:value-type="float" office:value="0.675467546754675" calcext:value-type="float">
            <text:p>0.675467546754675</text:p>
          </table:table-cell>
          <table:table-cell table:formula="of:=[.A12]" office:value-type="string" office:string-value="give_model_61" calcext:value-type="string">
            <text:p>give_model_61</text:p>
          </table:table-cell>
        </table:table-row>
        <table:table-row table:style-name="ro1">
          <table:table-cell office:value-type="string" calcext:value-type="string">
            <text:p>give_model_8000_cnn</text:p>
          </table:table-cell>
          <table:table-cell office:value-type="float" office:value="0.653107344632768" calcext:value-type="float">
            <text:p>0.653107344632768</text:p>
          </table:table-cell>
          <table:table-cell office:value-type="float" office:value="0.625" calcext:value-type="float">
            <text:p>0.625</text:p>
          </table:table-cell>
          <table:table-cell office:value-type="float" office:value="0.710955710955711" calcext:value-type="float">
            <text:p>0.710955710955711</text:p>
          </table:table-cell>
          <table:table-cell office:value-type="float" office:value="0.665212649945474" calcext:value-type="float">
            <text:p>0.665212649945474</text:p>
          </table:table-cell>
          <table:table-cell table:formula="of:=[.A13]" office:value-type="string" office:string-value="give_model_8000_cnn" calcext:value-type="string">
            <text:p>give_model_8000_cnn</text:p>
          </table:table-cell>
        </table:table-row>
        <table:table-row table:style-name="ro1">
          <table:table-cell office:value-type="string" calcext:value-type="string">
            <text:p>give_model_8001_cnn</text:p>
          </table:table-cell>
          <table:table-cell office:value-type="float" office:value="0.650847457627119" calcext:value-type="float">
            <text:p>0.650847457627119</text:p>
          </table:table-cell>
          <table:table-cell office:value-type="float" office:value="0.63953488372093" calcext:value-type="float">
            <text:p>0.63953488372093</text:p>
          </table:table-cell>
          <table:table-cell office:value-type="float" office:value="0.641025641025641" calcext:value-type="float">
            <text:p>0.641025641025641</text:p>
          </table:table-cell>
          <table:table-cell office:value-type="float" office:value="0.640279394644936" calcext:value-type="float">
            <text:p>0.640279394644936</text:p>
          </table:table-cell>
          <table:table-cell table:formula="of:=[.A14]" office:value-type="string" office:string-value="give_model_8001_cnn" calcext:value-type="string">
            <text:p>give_model_8001_cnn</text:p>
          </table:table-cell>
        </table:table-row>
        <table:table-row table:style-name="ro1">
          <table:table-cell office:value-type="string" calcext:value-type="string">
            <text:p>give_model_8002_cnn</text:p>
          </table:table-cell>
          <table:table-cell office:value-type="float" office:value="0.645197740112994" calcext:value-type="float">
            <text:p>0.645197740112994</text:p>
          </table:table-cell>
          <table:table-cell office:value-type="float" office:value="0.622601279317697" calcext:value-type="float">
            <text:p>0.622601279317697</text:p>
          </table:table-cell>
          <table:table-cell office:value-type="float" office:value="0.680652680652681" calcext:value-type="float">
            <text:p>0.680652680652681</text:p>
          </table:table-cell>
          <table:table-cell office:value-type="float" office:value="0.650334075723831" calcext:value-type="float">
            <text:p>0.650334075723831</text:p>
          </table:table-cell>
          <table:table-cell table:formula="of:=[.A15]" office:value-type="string" office:string-value="give_model_8002_cnn" calcext:value-type="string">
            <text:p>give_model_8002_cn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15])" office:value-type="float" office:value="0.692655367231638" calcext:value-type="float">
            <text:p>0.692655367231638</text:p>
          </table:table-cell>
          <table:table-cell table:formula="of:=MAX([.C2:.C15])" office:value-type="float" office:value="0.68974358974359" calcext:value-type="float">
            <text:p>0.68974358974359</text:p>
          </table:table-cell>
          <table:table-cell table:formula="of:=MAX([.D2:.D15])" office:value-type="float" office:value="0.731934731934732" calcext:value-type="float">
            <text:p>0.731934731934732</text:p>
          </table:table-cell>
          <table:table-cell table:formula="of:=MAX([.E2:.E15])" office:value-type="float" office:value="0.697777777777778" calcext:value-type="float">
            <text:p>0.697777777777778</text:p>
          </table:table-cell>
          <table:table-cell/>
        </table:table-row>
        <table:table-row table:style-name="ro1">
          <table:table-cell office:value-type="string" calcext:value-type="string">
            <text:p>VLOOKUP</text:p>
          </table:table-cell>
          <table:table-cell table:style-name="ce2" table:formula="of:=VLOOKUP([.B17];[.B2:.F15];5;0)" office:value-type="string" office:string-value="give_model_60" calcext:value-type="string">
            <text:p>give_model_60</text:p>
          </table:table-cell>
          <table:table-cell table:style-name="ce2" table:formula="of:=VLOOKUP([.C17];[.C2:.F15];4;0)" office:value-type="string" office:string-value="give_model_50" calcext:value-type="string">
            <text:p>give_model_50</text:p>
          </table:table-cell>
          <table:table-cell table:style-name="ce2" table:formula="of:=VLOOKUP([.D17];[.D2:.F15];3;0)" office:value-type="string" office:string-value="give_model_60" calcext:value-type="string">
            <text:p>give_model_60</text:p>
          </table:table-cell>
          <table:table-cell table:style-name="ce2" table:formula="of:=VLOOKUP([.E17];[.E2:.F15];2;0)" office:value-type="string" office:string-value="give_model_60" calcext:value-type="string">
            <text:p>give_model_60</text:p>
          </table:table-cell>
          <table:table-cell/>
        </table:table-row>
      </table:table>
      <table:named-expressions/>
      <table:database-ranges>
        <table:database-range table:name="__Anonymous_Sheet_DB__0" table:target-range-address="5_replay____test_best_scores_other_metrics.A1:5_replay____test_best_scores_other_metrics.E1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3T22:34:27.585671855</dc:date>
    <meta:editing-duration>PT5M40S</meta:editing-duration>
    <meta:editing-cycles>6</meta:editing-cycles>
    <meta:generator>LibreOffice/6.0.7.3$Linux_X86_64 LibreOffice_project/00m0$Build-3</meta:generator>
    <meta:document-statistic meta:table-count="1" meta:cell-count="100" meta:object-count="0"/>
  </office:meta>
</office:document-meta>
</file>